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4"/>
    <style:style style:name="P9" style:family="paragraph" style:parent-style-name="Text_20_body" style:list-style-name="L13"/>
    <style:style style:name="P10" style:family="paragraph" style:parent-style-name="Text_20_body" style:list-style-name="L52">
      <style:text-properties style:font-name="ArialMT" fo:font-size="12pt"/>
    </style:style>
    <style:style style:name="P11" style:family="paragraph" style:parent-style-name="Text_20_body" style:list-style-name="L13">
      <style:paragraph-properties fo:margin-top="0.111in" fo:margin-bottom="0.111in"/>
    </style:style>
    <style:style style:name="P12" style:family="paragraph" style:parent-style-name="Text_20_body" style:list-style-name="L13">
      <style:paragraph-properties fo:margin-top="0.111in" fo:margin-bottom="0.111in"/>
      <style:text-properties fo:color="#000000"/>
    </style:style>
    <style:style style:name="P13" style:family="paragraph" style:parent-style-name="Text_20_body" style:list-style-name="L13">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4"/>
    <style:style style:name="P28" style:family="paragraph" style:parent-style-name="Standard" style:list-style-name="L15"/>
    <style:style style:name="P29" style:family="paragraph" style:parent-style-name="Standard" style:list-style-name="L16"/>
    <style:style style:name="P30" style:family="paragraph" style:parent-style-name="Standard" style:list-style-name="L17"/>
    <style:style style:name="P31" style:family="paragraph" style:parent-style-name="Standard" style:list-style-name="L18"/>
    <style:style style:name="P32" style:family="paragraph" style:parent-style-name="Standard" style:list-style-name="L19"/>
    <style:style style:name="P33" style:family="paragraph" style:parent-style-name="Standard" style:list-style-name="L20"/>
    <style:style style:name="P34" style:family="paragraph" style:parent-style-name="Standard" style:list-style-name="L21"/>
    <style:style style:name="P35" style:family="paragraph" style:parent-style-name="Standard" style:list-style-name="L22"/>
    <style:style style:name="P36" style:family="paragraph" style:parent-style-name="Standard" style:list-style-name="L23"/>
    <style:style style:name="P37" style:family="paragraph" style:parent-style-name="Standard" style:list-style-name="L24"/>
    <style:style style:name="P38" style:family="paragraph" style:parent-style-name="Standard" style:list-style-name="L25"/>
    <style:style style:name="P39" style:family="paragraph" style:parent-style-name="Standard" style:list-style-name="L26"/>
    <style:style style:name="P40" style:family="paragraph" style:parent-style-name="Standard" style:list-style-name="L27"/>
    <style:style style:name="P41" style:family="paragraph" style:parent-style-name="Standard" style:list-style-name="L28"/>
    <style:style style:name="P42" style:family="paragraph" style:parent-style-name="Standard" style:list-style-name="L29"/>
    <style:style style:name="P43" style:family="paragraph" style:parent-style-name="Standard" style:list-style-name="L30"/>
    <style:style style:name="P44" style:family="paragraph" style:parent-style-name="Standard" style:list-style-name="L31"/>
    <style:style style:name="P45" style:family="paragraph" style:parent-style-name="Standard" style:list-style-name="L32"/>
    <style:style style:name="P46" style:family="paragraph" style:parent-style-name="Standard" style:list-style-name="L33"/>
    <style:style style:name="P47" style:family="paragraph" style:parent-style-name="Standard" style:list-style-name="L34"/>
    <style:style style:name="P48" style:family="paragraph" style:parent-style-name="Standard" style:list-style-name="L35"/>
    <style:style style:name="P49" style:family="paragraph" style:parent-style-name="Standard" style:list-style-name="L36"/>
    <style:style style:name="P50" style:family="paragraph" style:parent-style-name="Standard" style:list-style-name="L37"/>
    <style:style style:name="P51" style:family="paragraph" style:parent-style-name="Standard" style:list-style-name="L38"/>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3"/>
    <style:style style:name="P66" style:family="paragraph" style:parent-style-name="Standard" style:list-style-name="L54"/>
    <style:style style:name="P67" style:family="paragraph" style:parent-style-name="Standard" style:list-style-name="L55"/>
    <style:style style:name="P68" style:family="paragraph" style:parent-style-name="Standard" style:list-style-name="L56"/>
    <style:style style:name="P69" style:family="paragraph" style:parent-style-name="Standard" style:list-style-name="L57"/>
    <style:style style:name="P70" style:family="paragraph" style:parent-style-name="Standard" style:list-style-name="L58"/>
    <style:style style:name="P71" style:family="paragraph" style:parent-style-name="Standard" style:list-style-name="L59"/>
    <style:style style:name="P72" style:family="paragraph" style:parent-style-name="Standard" style:list-style-name="L60"/>
    <style:style style:name="P73" style:family="paragraph" style:parent-style-name="Standard" style:list-style-name="L61"/>
    <style:style style:name="P74" style:family="paragraph" style:parent-style-name="Standard" style:list-style-name="L62"/>
    <style:style style:name="P75" style:family="paragraph" style:parent-style-name="Standard" style:list-style-name="L63"/>
    <style:style style:name="P76" style:family="paragraph" style:parent-style-name="Standard" style:list-style-name="L64"/>
    <style:style style:name="P77" style:family="paragraph" style:parent-style-name="Standard" style:list-style-name="L65"/>
    <style:style style:name="P78" style:family="paragraph" style:parent-style-name="Standard" style:list-style-name="L66"/>
    <style:style style:name="P79" style:family="paragraph" style:parent-style-name="Standard" style:list-style-name="L67"/>
    <style:style style:name="P80" style:family="paragraph" style:parent-style-name="Standard" style:list-style-name="L68"/>
    <style:style style:name="P81" style:family="paragraph" style:parent-style-name="Standard" style:list-style-name="L69"/>
    <style:style style:name="P82" style:family="paragraph" style:parent-style-name="Standard" style:list-style-name="L70"/>
    <style:style style:name="P83" style:family="paragraph" style:parent-style-name="Standard" style:list-style-name="L71"/>
    <style:style style:name="P84" style:family="paragraph" style:parent-style-name="Standard" style:list-style-name="L72"/>
    <style:style style:name="P85" style:family="paragraph" style:parent-style-name="Standard" style:list-style-name="L73"/>
    <style:style style:name="P86" style:family="paragraph" style:parent-style-name="Standard" style:list-style-name="L74"/>
    <style:style style:name="P87" style:family="paragraph" style:parent-style-name="Standard" style:list-style-name="L75"/>
    <style:style style:name="P88" style:family="paragraph" style:parent-style-name="Standard" style:list-style-name="L76"/>
    <style:style style:name="P89" style:family="paragraph" style:parent-style-name="Standard" style:list-style-name="L77"/>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style style:name="P147" style:family="paragraph" style:parent-style-name="Standard" style:list-style-name="L136"/>
    <style:style style:name="P148" style:family="paragraph" style:parent-style-name="Standard" style:list-style-name="L135">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T20" style:family="text">
      <style:text-properties fo:color="#3333ff" fo:font-weight="bold" style:font-weight-asian="bold" style:font-weight-complex="bold"/>
    </style:style>
    <style:style style:name="T21" style:family="text">
      <style:text-properties fo:color="#0000ff"/>
    </style:style>
    <style:style style:name="T22"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2.5</text:p>
      <text:list xml:id="list242674361372335094" text:style-name="L136">
        <text:list-item>
          <text:p text:style-name="P147">completes implementation of the time shift (left/right shift) of the reference curve for normalization.<text:line-break/></text:p>
        </text:list-item>
        <text:list-item>
          <text:p text:style-name="P147">adds dot color samples next to the lightcurve titles.<text:line-break/></text:p>
        </text:list-item>
      </text:list>
      <text:p text:style-name="Standard">version 4.2.4</text:p>
      <text:list xml:id="list5612609171972790495" text:style-name="L1">
        <text:list-item>
          <text:p text:style-name="P15">makes tab/panel order sticky<text:line-break/></text:p>
        </text:list-item>
        <text:list-item>
          <text:p text:style-name="P15">analysis tab always opens first, but automatic switch to Lightcurves tab occurs upon file read.<text:line-break/></text:p>
        </text:list-item>
        <text:list-item>
          <text:p text:style-name="P15">'target' lightcurve cannot no longer be moved up or down. If there is an overlapping lightcurve, move the non-target lightcurve to clear the overlap.<text:line-break/></text:p>
        </text:list-item>
      </text:list>
      <text:p text:style-name="Standard">version 4.2.3</text:p>
      <text:list xml:id="list5513725633358899020" text:style-name="L2">
        <text:list-item>
          <text:p text:style-name="P16">fixes block integration that was broken by the new lightcurve selection code.<text:line-break/></text:p>
        </text:list-item>
        <text:list-item>
          <text:p text:style-name="P16">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1074157993963112606" text:style-name="L3">
        <text:list-item>
          <text:p text:style-name="P17">adds logging/reporting of the curve (if any) used for normalization and the smoothing interval used.<text:line-break/> </text:p>
        </text:list-item>
      </text:list>
      <text:p text:style-name="Standard">version 4.2.2</text:p>
      <text:list xml:id="list6978231632984683946" text:style-name="L4">
        <text:list-item>
          <text:p text:style-name="P18">adds a new tab/panel for controlling the display of lightcurves. From the 'help button' on that tab:</text:p>
          <text:p text:style-name="P18"/>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1"> </text:span><text:span text:style-name="T22">targe</text:span>t lightcurve is always drawn with bright blue dots.</text:p>
      <text:p text:style-name="P7">If a lightcurve is selected as a <text:span text:style-name="T22">reference</text:span> to be used for normalization, it is always drawn with bright green dots.</text:p>
      <text:p text:style-name="P7">Unless a lightcurve is designated as a <text:span text:style-name="T22">target</text:span> (curve to be analyzed for an event) or is designated as a <text:span text:style-name="T22">reference</text:span> lightcurve, its dot color depends on the row it is in - every row has a unique color other than blue or green.</text:p>
      <text:p text:style-name="P7">Lightcurves can be displaced up or down using the<text:span text:style-name="T21"> </text:span><text:span text:style-name="T22">Y offset</text:span> spinner to control the displacement. This affects the display position only; the underlying values are not affected. This facility was added to allow the separation of lightcurves that would <text:soft-page-break/>otherwise overlap in a confusing manner.</text:p>
      <text:p text:style-name="P7">There can only be one lightcurve selected as <text:span text:style-name="T22">target</text:span>.</text:p>
      <text:p text:style-name="P7">There can be either 0 or 1 lightcurve selected as a <text:span text:style-name="T22">reference</text:span> for normalization.</text:p>
      <text:p text:style-name="P7">Normalization is applied whenever the<text:span text:style-name="T21"> </text:span><text:span text:style-name="T22">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2">X offset</text:span> spinbox is not yet implemented. Its (future) purpose is to allow the <text:span text:style-name="T22">reference</text:span> curve used for normalization to be 'time shifted' for those cases where a drifting cloud affects lightcurves at slightly different times.<office:annotation><dc:date>2022-03-05T06:56:49</dc:date><text:p>&lt;!--EndFragment--&gt;</text:p></office:annotation></text:p>
      <text:list xml:id="list1827898443" text:continue-numbering="true" text:style-name="L4">
        <text:list-item>
          <text:p text:style-name="P18">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18">added (back again) a spinbox on the Setting/Misc. Tab that allows the dot size used in lightcurve plots to be changed.<text:line-break/></text:p>
        </text:list-item>
      </text:list>
      <text:p text:style-name="Standard">version 4.2.1</text:p>
      <text:list xml:id="list8431969138518031287" text:style-name="L5">
        <text:list-item>
          <text:p text:style-name="P19">fixed final report showing NE3 stuff even when NE3 not in use was checked.<text:line-break/></text:p>
        </text:list-item>
      </text:list>
      <text:p text:style-name="Standard">version 4.2.0</text:p>
      <text:list xml:id="list6706062517785880472" text:style-name="L6">
        <text:list-item>
          <text:p text:style-name="P20">improves annotation on <text:span text:style-name="T20">Detectability</text:span> plots by including the magDrop information.<text:line-break/></text:p>
        </text:list-item>
        <text:list-item>
          <text:p text:style-name="P20">eliminates the display of negative drops in the False-Positive histogram<text:line-break/> </text:p>
        </text:list-item>
      </text:list>
      <text:p text:style-name="Standard">version 4.1.9</text:p>
      <text:list xml:id="list9203714125436547644" text:style-name="L7">
        <text:list-item>
          <text:p text:style-name="P21">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279468404736066480" text:style-name="L8">
        <text:list-item>
          <text:p text:style-name="P22">adds option to write sample light-curve from detectability analysis to a csv file that be imported to PyOTE.<text:line-break/></text:p>
        </text:list-item>
      </text:list>
      <text:p text:style-name="Standard">version 4.1.7</text:p>
      <text:list xml:id="list7937750486056680589" text:style-name="L9">
        <text:list-item>
          <text:p text:style-name="P23">adds the requirement to specify an observation duration when doing a detectability test<text:line-break/></text:p>
        </text:list-item>
        <text:list-item>
          <text:p text:style-name="P23">during a detectability test, if a detectable event was found, a sample light-curve showing such an event is plotted, otherwise the normal False-Positive plot will be shown.<text:line-break/></text:p>
        </text:list-item>
      </text:list>
      <text:p text:style-name="Standard">version 4.1.6</text:p>
      <text:list xml:id="list559148560563231069" text:style-name="L10">
        <text:list-item>
          <text:p text:style-name="P24"><text:soft-page-break/>reenables Cholesky failure messages (disabled for testing)<text:line-break/></text:p>
        </text:list-item>
        <text:list-item>
          <text:p text:style-name="P24">Adds test to detectability routine so that the user cannot give an event duration that requires more points than are available in the observation.<text:line-break/></text:p>
        </text:list-item>
      </text:list>
      <text:p text:style-name="Standard">version 4.1.5</text:p>
      <text:list xml:id="list4080031102958932993" text:style-name="L11">
        <text:list-item>
          <text:p text:style-name="P25">changed error bar calculation reporting so that the the value reported in the containment interval report matches that reported in the Excel final report when there is no asymmetry present.</text:p>
          <text:p text:style-name="P25"/>
        </text:list-item>
      </text:list>
      <text:p text:style-name="Standard">version 4.1.4</text:p>
      <text:list xml:id="list4810075047483150713" text:style-name="L12">
        <text:list-item>
          <text:p text:style-name="P26">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2509420216008906335" text:style-name="L13">
        <text:list-item>
          <text:p text:style-name="P9"><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text:soft-page-break/>settle in a local minimum that produces a fit that is visually bad. In this case, change the starting value to something closer to 'correct' and try again.</text:p>
        </text:list-item>
        <text:list-item>
          <text:p text:style-name="P11">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7042833083110874531" text:style-name="L14">
        <text:list-header>
          <text:p text:style-name="P27"/>
        </text:list-header>
      </text:list>
      <text:p text:style-name="Standard">version 4.1.2</text:p>
      <text:list xml:id="list6409157337266670894" text:style-name="L15">
        <text:list-item>
          <text:p text:style-name="P28">fixes bug when D only search has been selected<text:line-break/></text:p>
        </text:list-item>
      </text:list>
      <text:p text:style-name="Standard">version 4.1.1</text:p>
      <text:list xml:id="list7023856560365013339" text:style-name="L16">
        <text:list-item>
          <text:p text:style-name="P29">fixes bug where signal columns beyond four were being read <text:s/>as duplicates of column 5.<text:line-break/></text:p>
        </text:list-item>
      </text:list>
      <text:p text:style-name="Standard">version 4.1.0</text:p>
      <text:list xml:id="list1741252843289279256" text:style-name="L17">
        <text:list-item>
          <text:p text:style-name="P30">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1856089059686057758" text:style-name="L18">
        <text:list-item>
          <text:p text:style-name="P31">fixes issue where PyOTE could not read files that it had written.<text:line-break/></text:p>
        </text:list-item>
      </text:list>
      <text:p text:style-name="Standard">version 4.0.8</text:p>
      <text:list xml:id="list556779288055901811" text:style-name="L19">
        <text:list-item>
          <text:p text:style-name="P32">fixes bug (introduced by a misspelling in version 4.0.7) that kept csv files with more than four apertures from runnig.<text:line-break/></text:p>
        </text:list-item>
      </text:list>
      <text:p text:style-name="Standard">version 4.0.7</text:p>
      <text:list xml:id="list2410265780674772770" text:style-name="L20">
        <text:list-item>
          <text:p text:style-name="P33">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text:soft-page-break/>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380102140343609519" text:style-name="L21">
        <text:list-item>
          <text:p text:style-name="P34">minor GUI changes<text:line-break/></text:p>
        </text:list-item>
      </text:list>
      <text:p text:style-name="Standard">version 4.0.5</text:p>
      <text:list xml:id="list4171243516731477537" text:style-name="L22">
        <text:list-item>
          <text:p text:style-name="P35">if you click outside the light-curve, the closest point will be toggled (so you don't have to zoom in to select the leftmost or rightmost point in a light-curve.<text:line-break/></text:p>
        </text:list-item>
        <text:list-item>
          <text:p text:style-name="P35">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8819733546107605460" text:style-name="L23">
        <text:list-item>
          <text:p text:style-name="P36">a few GUI changes<text:line-break/></text:p>
        </text:list-item>
        <text:list-item>
          <text:p text:style-name="P36">removed the Use as secondary check box. Now if secondary curve is selected (spinner is non-zero), it will be used automatically.<text:line-break/></text:p>
        </text:list-item>
      </text:list>
      <text:p text:style-name="Standard">version 4.0.3</text:p>
      <text:list xml:id="list3978151489788580269" text:style-name="L24">
        <text:list-item>
          <text:p text:style-name="P37">implements a major GUI change: uses tabbed folders to group buttons and other controls. <text:line-break/></text:p>
        </text:list-item>
        <text:list-item>
          <text:p text:style-name="P37">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37">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2861423084971023161" text:style-name="L25">
        <text:list-item>
          <text:p text:style-name="P38">removed a debug print statement that was inadvertently left in. It is responsible for the “mouse event” messages polluting the log file.<text:line-break/></text:p>
        </text:list-item>
      </text:list>
      <text:p text:style-name="Standard">version 4.0.1</text:p>
      <text:list xml:id="list3725285213256045413" text:style-name="L26">
        <text:list-item>
          <text:p text:style-name="P39">increased width of detectibility plots to (hopefully) deal with Windows tendency to truncate the plots. If this doesn't work, then this will be a permanent feature (not a bug) for Win10 installations.<text:line-break/></text:p>
        </text:list-item>
      </text:list>
      <text:p text:style-name="Standard"><text:soft-page-break/>version 4.0.0</text:p>
      <text:list xml:id="list7928133720372407111" text:style-name="L27">
        <text:list-item>
          <text:p text:style-name="P40">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211589067370378908" text:style-name="L28">
        <text:list-item>
          <text:p text:style-name="P41">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1504372812828657255" text:style-name="L29">
        <text:list-item>
          <text:p text:style-name="P42">one more attempt to solve the gui sizing issue.<text:line-break/></text:p>
        </text:list-item>
        <text:list-item>
          <text:p text:style-name="P42">'sticky' settings are back but are now stored in <text:span text:style-name="T15">pyote.ini</text:span> instead of the<text:line-break/> obscure <text:span text:style-name="T15">simple-ote.ini<text:line-break/></text:span></text:p>
        </text:list-item>
      </text:list>
      <text:p text:style-name="Standard">version 3.9.7</text:p>
      <text:list xml:id="list843254776956105744" text:style-name="L30">
        <text:list-item>
          <text:p text:style-name="P43">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2167012209290370405" text:style-name="L31">
        <text:list-item>
          <text:p text:style-name="P44">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2496303140082355621" text:style-name="L32">
        <text:list-item>
          <text:p text:style-name="P45"><text:soft-page-break/>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7247466309313282412" text:style-name="L33">
        <text:list-item>
          <text:p text:style-name="P46">attempts to fix over-size initial gui.<text:line-break/></text:p>
        </text:list-item>
      </text:list>
      <text:p text:style-name="Standard">version 3.9.3</text:p>
      <text:list xml:id="list9121071874909495033" text:style-name="L34">
        <text:list-item>
          <text:p text:style-name="P47">makes various improvements to the 'detectability' calculator to make it easier to use.<text:line-break/></text:p>
        </text:list-item>
      </text:list>
      <text:p text:style-name="Standard">version 3.9.2</text:p>
      <text:list xml:id="list5509811670265391981" text:style-name="L35">
        <text:list-item>
          <text:p text:style-name="P48">adds a 'detectability' calculator for use in pre-planning event observation.<text:line-break/></text:p>
        </text:list-item>
        <text:list-item>
          <text:p text:style-name="P48">'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9198867580587315430" text:style-name="L36">
        <text:list-item>
          <text:p text:style-name="P49">adds an snr calculation to the <text:span text:style-name="T17">Calc baseline stats</text:span> button.<text:line-break/></text:p>
        </text:list-item>
      </text:list>
      <text:p text:style-name="Standard">version 3.9.0</text:p>
      <text:list xml:id="list5650874556364013071" text:style-name="L37">
        <text:list-item>
          <text:p text:style-name="P50">restored the right-click help to the <text:span text:style-name="T17">Mark baseline region</text:span> | <text:span text:style-name="T17">Clear baseline region</text:span> | <text:span text:style-name="T17">Calc baseline mean/sigma/corr coeffs</text:span> buttons that got lost during the scrollable gui experiment.<text:line-break/></text:p>
        </text:list-item>
      </text:list>
      <text:p text:style-name="Standard">version 3.8.9</text:p>
      <text:list xml:id="list7066366603489186547" text:style-name="L38">
        <text:list-item>
          <text:p text:style-name="P51">Changed the label on the <text:span text:style-name="T17">Write csv file</text:span> button to <text:span text:style-name="T17">Save current light-curve</text:span> to more intuitively suggest what is hiding behind this button.<text:line-break/></text:p>
        </text:list-item>
      </text:list>
      <text:p text:style-name="Standard">version 3.8.8</text:p>
      <text:list xml:id="list3733627784873397691" text:style-name="L39">
        <text:list-item>
          <text:p text:style-name="P52">fixed a bug that sometimes kept events that contained a single point at the bottom from producing a report.<text:line-break/></text:p>
        </text:list-item>
      </text:list>
      <text:p text:style-name="Standard">version 3.8.7</text:p>
      <text:list xml:id="list2882222834904671633" text:style-name="L40">
        <text:list-item>
          <text:p text:style-name="P53">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text:soft-page-break/>version 3.8.6</text:p>
      <text:list xml:id="list4258019746855932805" text:style-name="L41">
        <text:list-item>
          <text:p text:style-name="P54">checks for only a single light-curve in the csv file which was causing a 'list index out of range' error message<text:line-break/></text:p>
        </text:list-item>
      </text:list>
      <text:p text:style-name="Standard">version 3.8.5</text:p>
      <text:list xml:id="list4507155098643212396" text:style-name="L42">
        <text:list-item>
          <text:p text:style-name="P55">changed the way QGridLayout was referenced.<text:line-break/></text:p>
        </text:list-item>
      </text:list>
      <text:p text:style-name="Standard">version 3.8.4</text:p>
      <text:list xml:id="list4714424791625951817" text:style-name="L43">
        <text:list-item>
          <text:p text:style-name="P56">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56"/>
        </text:list-item>
      </text:list>
      <text:p text:style-name="Standard">version 3.8.3</text:p>
      <text:list xml:id="list8854403090955409957" text:style-name="L44">
        <text:list-item>
          <text:p text:style-name="P57">adds display of light-curve name (if available in the csv file) to the curve-to-be-analyzed and the normalization curve next to their selection spinners.<text:line-break/></text:p>
        </text:list-item>
      </text:list>
      <text:p text:style-name="Standard">version 3.8.2</text:p>
      <text:list xml:id="list6114377715653344624" text:style-name="L45">
        <text:list-item>
          <text:p text:style-name="P58">3.7.5 introduced a scrollable GUI for small screens. Unfortunately, that caused resizing problem for all users. The version reverts back to the original GUI design.<text:line-break/></text:p>
        </text:list-item>
        <text:list-item>
          <text:p text:style-name="P58">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7416431323605108757" text:style-name="L46">
        <text:list-item>
          <text:p text:style-name="P59">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3120512628726184135" text:style-name="L47">
        <text:list-item>
          <text:p text:style-name="P60">adds a tutorial button to supply a quick-start for new or infrequent users.<text:line-break/></text:p>
        </text:list-item>
      </text:list>
      <text:p text:style-name="Standard">version 3.7.9</text:p>
      <text:list xml:id="list3179327050886881603" text:style-name="L48">
        <text:list-item>
          <text:p text:style-name="P61">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7981525834969825632" text:style-name="L49">
        <text:list-item>
          <text:p text:style-name="P62">added visible left, top, and bottom axes to main plot (with ticks to make easier to associate timestamp with point).<text:line-break/></text:p>
        </text:list-item>
      </text:list>
      <text:p text:style-name="Standard">version 3.7.7</text:p>
      <text:list xml:id="list1116818638175832468" text:style-name="L50">
        <text:list-item>
          <text:p text:style-name="P63"><text:soft-page-break/>if timestamps are available in the csv file, they are used as x axis labels in the main plot.<text:line-break/></text:p>
        </text:list-item>
      </text:list>
      <text:p text:style-name="Standard">version 3.7.6</text:p>
      <text:list xml:id="list3720890112793357229" text:style-name="L51">
        <text:list-item>
          <text:p text:style-name="P64">changed the way QMainWindow and Qapplication were referenced to accommodate the latest Anaconda version, which has reorganized where those modules are stored. </text:p>
          <text:p text:style-name="P64">This was causing a fatal startup error.<text:line-break/> </text:p>
        </text:list-item>
      </text:list>
      <text:p text:style-name="Standard">version 3.7.5</text:p>
      <text:list xml:id="list5693691383197886901" text:style-name="L52">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3625057153645833791" text:style-name="L53">
        <text:list-item>
          <text:p text:style-name="P65">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8099231760935386246" text:style-name="L54">
        <text:list-item>
          <text:p text:style-name="P66">adds code line needed by any Mac users that are running Big Sur<text:line-break/></text:p>
        </text:list-item>
      </text:list>
      <text:p text:style-name="Standard">version 3.7.2</text:p>
      <text:list xml:id="list2172623049079848859" text:style-name="L55">
        <text:list-item>
          <text:p text:style-name="P67">fixes bug that caused all analysis attempts to 'stall'</text:p>
        </text:list-item>
      </text:list>
      <text:p text:style-name="Standard"/>
      <text:p text:style-name="Standard">version 3.7.1</text:p>
      <text:list xml:id="list6709824661789104353" text:style-name="L56">
        <text:list-item>
          <text:p text:style-name="P68">fixed a bug in the r limb angle entry<text:line-break/></text:p>
        </text:list-item>
      </text:list>
      <text:p text:style-name="Standard">version 3.7.0</text:p>
      <text:list xml:id="list1579715268482709418" text:style-name="L57">
        <text:list-item>
          <text:p text:style-name="P69">adds right-click help to ast speed label giving the equation to use if asteroid speed is not available but asteroid diameter and maximum duration are specified<text:line-break/></text:p>
        </text:list-item>
        <text:list-item>
          <text:p text:style-name="P69">adds suggestion to right-click help on penumbral fit checkbox for how to find the penumbral curve csv file that is provided for practice purposes.<text:line-break/><text:soft-page-break/></text:p>
        </text:list-item>
      </text:list>
      <text:p text:style-name="Standard">version 3.6.8</text:p>
      <text:list xml:id="list5217970289918621903" text:style-name="L58">
        <text:list-item>
          <text:p text:style-name="P70">adds modeling of off centerline observations to lightcurve calibration curve generation<text:line-break/></text:p>
        </text:list-item>
      </text:list>
      <text:p text:style-name="Standard">version 3.6.7</text:p>
      <text:list xml:id="list2478990824731915621" text:style-name="L59">
        <text:list-item>
          <text:p text:style-name="P71">clarified the location of the Enable Manual Timestamp Entry checkbox in the pop-up message appears when there are no timestamps in the csv file.<text:line-break/></text:p>
        </text:list-item>
      </text:list>
      <text:p text:style-name="Standard">version 3.6.6</text:p>
      <text:list xml:id="list8007509204513177954" text:style-name="L60">
        <text:list-item>
          <text:p text:style-name="P72">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2324031278881012628" text:style-name="L61">
        <text:list-item>
          <text:p text:style-name="P73">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8238060178247755974" text:style-name="L62">
        <text:list-item>
          <text:p text:style-name="P74">version 3.6.2 would open .xlsx Report file on Mac, but not Windows. This version attempts to fix that (Windows needs a different command to open a file).<text:line-break/></text:p>
        </text:list-item>
      </text:list>
      <text:p text:style-name="Standard">version 3.6.2</text:p>
      <text:list xml:id="list4794275296818144236" text:style-name="L63">
        <text:list-item>
          <text:p text:style-name="P75">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887647131245360796" text:style-name="L64">
        <text:list-item>
          <text:p text:style-name="P76">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6214433625815392691" text:style-name="L65">
        <text:list-item>
          <text:p text:style-name="P77"><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text:soft-page-break/>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77"><text:span text:style-name="T16">… For Windows users, Excel will read an .xls file and save it as .xlsx<text:line-break/></text:span><text:span text:style-name="T16">…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7919121830015584011" text:style-name="L66">
        <text:list-item>
          <text:p text:style-name="P78">fixed another bug in penumbral curve fit and removed diagnostic printouts.<text:line-break/></text:p>
        </text:list-item>
      </text:list>
      <text:p text:style-name="Standard">version 3.5.8</text:p>
      <text:list xml:id="list8351780985710485238" text:style-name="L67">
        <text:list-item>
          <text:p text:style-name="P79">fixed a number of bugs in the penumbral curve fit code<text:line-break/></text:p>
        </text:list-item>
      </text:list>
      <text:p text:style-name="Standard">version 3.5.7</text:p>
      <text:list xml:id="list3424933638948165785" text:style-name="L68">
        <text:list-item>
          <text:p text:style-name="P80">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8996563288904319862" text:style-name="L69">
        <text:list-item>
          <text:p text:style-name="P81">fixed a bug that kept a user from selecting a new file to read if PyOTE had been started from PyMovie. Previously, it had only reopened the same file instead of <text:soft-page-break/>giving the user a file select dialog to choose from.<text:line-break/></text:p>
        </text:list-item>
      </text:list>
      <text:p text:style-name="Standard">version 3.5.5</text:p>
      <text:list xml:id="list3092050231409702270" text:style-name="L70">
        <text:list-item>
          <text:p text:style-name="P82">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8333073768358973074" text:style-name="L71">
        <text:list-item>
          <text:p text:style-name="P83">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9207046601727352299" text:style-name="L72">
        <text:list-item>
          <text:p text:style-name="P84">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432041119496033064" text:style-name="L73">
        <text:list-item>
          <text:p text:style-name="P85">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7094472450259622304" text:style-name="L74">
        <text:list-item>
          <text:p text:style-name="P86">Added additional references to the North American Excel Spreadsheet report in the new section of the final report that bangs on about the start-of-exposure timing convention.<text:line-break/></text:p>
        </text:list-item>
      </text:list>
      <text:p text:style-name="Standard">version 3.5.0</text:p>
      <text:list xml:id="list1923390928693338772" text:style-name="L75">
        <text:list-item>
          <text:p text:style-name="P87">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87">NEW: when 'trims' have been placed, a 'write csv' process will honor those <text:soft-page-break/>values and produce a 'trimmed' output file.<text:line-break/></text:p>
        </text:list-item>
        <text:list-item>
          <text:p text:style-name="P87">NEW: when a light curve has been 'normalized', the changed values are written to the data table where, once again, a 'write csv' process will capture the results.<text:line-break/></text:p>
        </text:list-item>
        <text:list-item>
          <text:p text:style-name="P87">Added additional reminders that the start-of-exposure timestamp/timing convention is employed.</text:p>
        </text:list-item>
      </text:list>
      <text:p text:style-name="Standard"/>
      <text:p text:style-name="Standard">version 3.4.9</text:p>
      <text:list xml:id="list6614132172572182791" text:style-name="L76">
        <text:list-item>
          <text:p text:style-name="P88">Added some explanatory language to the “Excel report” section regarding the proper interpretation of the 'false positive probability' number.<text:line-break/></text:p>
        </text:list-item>
      </text:list>
      <text:p text:style-name="Standard">version 3.4.8</text:p>
      <text:list xml:id="list1903691513617585965" text:style-name="L77">
        <text:list-item>
          <text:p text:style-name="P89">This version deals more realistically with high magDrop lightcurves by defining a 'limiting magDrop' as: <text:line-break/><text:line-break/><text:tab/>limMagDrop = 2.5 * log10( B / std(A) ) <text:line-break/><text:line-break/><text:tab/>std(A) is the noise level of A.</text:p>
          <text:p text:style-name="P89"><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6904594573938131720" text:style-name="L78">
        <text:list-item>
          <text:p text:style-name="P90">Automatically loads the correct version of Adv2<text:line-break/></text:p>
        </text:list-item>
      </text:list>
      <text:p text:style-name="Standard">version 3.4.6</text:p>
      <text:list xml:id="list8985098880456853406" text:style-name="L79">
        <text:list-item>
          <text:p text:style-name="P91">Adds AAV Version 2 file as a type that can be read (important when Do OCR check is enabled)</text:p>
        </text:list-item>
      </text:list>
      <text:p text:style-name="Standard"/>
      <text:p text:style-name="Standard"><text:soft-page-break/>version 3.4.5</text:p>
      <text:list xml:id="list879025267463215983" text:style-name="L80">
        <text:list-item>
          <text:p text:style-name="P92">Fixes block integration which was failing when more than 4 lightcurves were being processed.<text:line-break/></text:p>
        </text:list-item>
        <text:list-item>
          <text:p text:style-name="P92">Made use diff and Do OCR checkboxes sticky.<text:line-break/></text:p>
        </text:list-item>
      </text:list>
      <text:p text:style-name="Standard">version 3.4.4</text:p>
      <text:list xml:id="list6058125403122023828" text:style-name="L81">
        <text:list-item>
          <text:p text:style-name="P93">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1714113126481354867" text:style-name="L82">
        <text:list-item>
          <text:p text:style-name="P94">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7175882071790855388" text:style-name="L83">
        <text:list-item>
          <text:p text:style-name="P95">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1375036826565649475" text:style-name="L84">
        <text:list-item>
          <text:p text:style-name="P96">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96">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96">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text:soft-page-break/>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2227675548146260218" text:style-name="L85">
        <text:list-item>
          <text:p text:style-name="P97">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2161983678352397875" text:style-name="L86">
        <text:list-item>
          <text:p text:style-name="P98">Automatically installs cv2 if not already present. <text:s/>This package is needed for the new frame view feature.<text:line-break/></text:p>
        </text:list-item>
      </text:list>
      <text:p text:style-name="Standard">version 3.3.8</text:p>
      <text:list xml:id="list4184375237981582085" text:style-name="L87">
        <text:list-item>
          <text:p text:style-name="P99">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2935410266161792350" text:style-name="L88">
        <text:list-item>
          <text:p text:style-name="P100">A new button (View frame) with an associated spinner for entry of a frame number has been added:</text:p>
          <text:p text:style-name="P100"/>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ext:soft-page-break/>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2526379489268894982" text:style-name="L89">
        <text:list-item>
          <text:p text:style-name="P101">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2061826598404896120" text:style-name="L90">
        <text:list-item>
          <text:p text:style-name="P102">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6319478635418013990" text:style-name="L91">
        <text:list-item>
          <text:p text:style-name="P103">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5389917103301490235" text:style-name="L92">
        <text:list-item>
          <text:p text:style-name="P104">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988602378928967728" text:style-name="L93">
        <text:list-item>
          <text:p text:style-name="P105">Changed main plot so that the scroll wheel only zooms the x axis.</text:p>
        </text:list-item>
        <text:list-item>
          <text:p text:style-name="P105">Changed lightcurve plot so that it conforms properly to 'start-of-exposure'.<text:line-break/><text:soft-page-break/></text:p>
        </text:list-item>
      </text:list>
      <text:p text:style-name="Standard">version 3.2.8</text:p>
      <text:list xml:id="list1788575675202111392" text:style-name="L94">
        <text:list-item>
          <text:p text:style-name="P106">Changed font size in help files --- it was fine for Mac but too big for Win10<text:line-break/></text:p>
        </text:list-item>
      </text:list>
      <text:p text:style-name="Standard">version 3.2.7</text:p>
      <text:list xml:id="list3718738679442605697" text:style-name="L95">
        <text:list-item>
          <text:p text:style-name="P107">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7959163132866517657" text:style-name="L96">
        <text:list-item>
          <text:p text:style-name="P108">This is a 'cosmetic' release --- there should be NO detectable differences from version 3.2.5 in terms of functionality.</text:p>
        </text:list-item>
        <text:list-item>
          <text:p text:style-name="P108">All python files were brought into compliance with PEP 8 coding standards. <text:s/>Only I care about that.</text:p>
        </text:list-item>
        <text:list-item>
          <text:p text:style-name="P108">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08">All this 'cosmetic' work is in preparation for working on PyOTE issues again.<text:line-break/> </text:p>
        </text:list-item>
      </text:list>
      <text:p text:style-name="Standard">version 3.2.5</text:p>
      <text:list xml:id="list1089112522575888742" text:style-name="L97">
        <text:list-item>
          <text:p text:style-name="P109">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672053855868700218" text:style-name="L98">
        <text:list-item>
          <text:p text:style-name="P110">Modified the test for newer version to accommodate the different strings returned by pip 18.1 and pip 19.0+</text:p>
        </text:list-item>
        <text:list-item>
          <text:p text:style-name="P110">Added ability to invoke PyOTE from PyMovie with an externally supplied csv file that is automatically opened.<text:line-break/></text:p>
        </text:list-item>
      </text:list>
      <text:p text:style-name="Standard">version 3.2.3</text:p>
      <text:list xml:id="list7232698523433142976" text:style-name="L99">
        <text:list-item>
          <text:p text:style-name="P111">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11">Added support for the PyMovie csv format<text:line-break/></text:p>
        </text:list-item>
      </text:list>
      <text:p text:style-name="Standard">version 3.2.1</text:p>
      <text:list xml:id="list5717708499977944878" text:style-name="L100">
        <text:list-item>
          <text:p text:style-name="P112">this version makes PyOTE more robust to a common 'cockpit error' that users have been making with Tangra files. <text:s/>Specifically, if a Tangra csv file is opened <text:soft-page-break/>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1239249469112094609" text:style-name="L101">
        <text:list-item>
          <text:p text:style-name="P113">Changed GUI to better align text on min max edit boxes to avoid confusion.<text:line-break/></text:p>
        </text:list-item>
      </text:list>
      <text:p text:style-name="Standard">version 3.1.9</text:p>
      <text:list xml:id="list8448536751797506392" text:style-name="L102">
        <text:list-item>
          <text:p text:style-name="P114">Fixed a bug in the test for a min/max solution search being constrained by a too large min value.<text:line-break/></text:p>
        </text:list-item>
      </text:list>
      <text:p text:style-name="Standard">version 3.1.8</text:p>
      <text:list xml:id="list3709322168948033998" text:style-name="L103">
        <text:list-item>
          <text:p text:style-name="P115">version 3.1.7 was released without an updated version history. <text:s/>Here is what was changed in 3.1.7:<text:line-break/></text:p>
        </text:list-item>
        <text:list-item>
          <text:p text:style-name="P115">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5615237832508394836" text:style-name="L104">
        <text:list-item>
          <text:p text:style-name="P116">Values entered in the Manual Timestamp Entry dialog box are now 'sticky', thus making corrections easy to do without requiring re-entry of all data. </text:p>
          <text:p text:style-name="P116"><text:line-break/>Also trapped is the case where a user has entered a custom frame time but failed to click the radio button indicating that it is to be used.<text:line-break/></text:p>
        </text:list-item>
      </text:list>
      <text:p text:style-name="Standard">version 3.1.5:</text:p>
      <text:list xml:id="list3178918674912468645" text:style-name="L105">
        <text:list-item>
          <text:p text:style-name="P117">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ext:soft-page-break/>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7484428474769278295" text:style-name="L106">
        <text:list-item>
          <text:p text:style-name="P118">Fixed error in new dropped reading detection logic when light curve was processed in field mode.<text:line-break/></text:p>
        </text:list-item>
        <text:list-item>
          <text:p text:style-name="P118">Cleaned up some language in tooltips.<text:line-break/></text:p>
        </text:list-item>
      </text:list>
      <text:p text:style-name="Standard">version 3.1.3:</text:p>
      <text:list xml:id="list1634826519017899255" text:style-name="L107">
        <text:list-item>
          <text:p text:style-name="P119">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19">Eliminated the 'entry num' column in the data matrix at the lower left of the GUI. The 'entry num' is unused and a possible source of confusion with the frame or field number for the unwary.<text:line-break/></text:p>
        </text:list-item>
        <text:list-item>
          <text:p text:style-name="P119">Added <text:span text:style-name="T11">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8195756592790764112" text:style-name="L108">
        <text:list-item>
          <text:p text:style-name="P120">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1818702098715580520" text:style-name="L109">
        <text:list-item>
          <text:p text:style-name="P121">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21">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21"><text:soft-page-break/>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7280684354922156249" text:style-name="L110">
        <text:list-item>
          <text:p text:style-name="P122">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1315369481206483196" text:style-name="L111">
        <text:list-item>
          <text:p text:style-name="P123">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5666410109873708136" text:style-name="L112">
        <text:list-item>
          <text:p text:style-name="P124">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6774253289492012927" text:style-name="L113">
        <text:list-item>
          <text:p text:style-name="P125">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1622070941782552060" text:style-name="L114">
        <text:list-item>
          <text:p text:style-name="P126">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6997351304927786911" text:style-name="L115">
        <text:list-item>
          <text:p text:style-name="P127">Disable the Accept integration button when user overrides an automatic block analysis with a manual block selection followed by a click on the Block integrate button.<text:line-break/></text:p>
        </text:list-item>
      </text:list>
      <text:p text:style-name="Standard">version 2.1.4:</text:p>
      <text:list xml:id="list5256939901747637309" text:style-name="L116">
        <text:list-item>
          <text:p text:style-name="P128">Corrected a bug that kept manual selection of block integration from being performed after a refusal to accept the automatic block analysis results.<text:line-break/></text:p>
        </text:list-item>
      </text:list>
      <text:p text:style-name="Standard"><text:soft-page-break/>version 2.1.3:</text:p>
      <text:list xml:id="list2440794783062806593" text:style-name="L117">
        <text:list-item>
          <text:p text:style-name="P129">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6571125295486171478" text:style-name="L118">
        <text:list-item>
          <text:p text:style-name="P130">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924021481281705780" text:style-name="L119">
        <text:list-item>
          <text:p text:style-name="P131">Added progress bar tracking of block integration analysis because it can take an extended amount of time to complete the analysis when the light curve has many points.<text:line-break/></text:p>
        </text:list-item>
      </text:list>
      <text:p text:style-name="Standard">version 2.1.0</text:p>
      <text:list xml:id="list3378641126611073463" text:style-name="L120">
        <text:list-item>
          <text:p text:style-name="P132">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9013519304042406513" text:style-name="L121">
        <text:list-item>
          <text:p text:style-name="P133">Made the selection of Tooltip display 'sticky'</text:p>
        </text:list-item>
        <text:list-item>
          <text:p text:style-name="P133">Duration calculation when D and R span midnight now handled correctly</text:p>
        </text:list-item>
      </text:list>
      <text:p text:style-name="Standard"/>
      <text:p text:style-name="Standard">version 2.0.8</text:p>
      <text:list xml:id="list2504735884840562210" text:style-name="L122">
        <text:list-item>
          <text:p text:style-name="P134">toolTips changed to invoke and display in a custom dialog box that can be moved and resized to better accommodate legacy displays</text:p>
        </text:list-item>
        <text:list-item>
          <text:p text:style-name="P134">Calc flash timing calculation fixed to properly deal with the non-integer frame numbers that can result from field processed csv files</text:p>
        </text:list-item>
        <text:list-item>
          <text:p text:style-name="P134">Flash timing has been verified to work with integrated light curves</text:p>
        </text:list-item>
        <text:list-item>
          <text:p text:style-name="P134">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6514941927600144254" text:style-name="L123">
        <text:list-item>
          <text:p text:style-name="P135">Adds a button to calculate the edge position of an LED timing flash.</text:p>
        </text:list-item>
        <text:list-item>
          <text:p text:style-name="P135">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text:soft-page-break/>need them).</text:p>
        </text:list-item>
        <text:list-item>
          <text:p text:style-name="P135">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35">Adds a checkbox to force manual entry of timestamp info. <text:s/>This is useful when OCR on a VTI timed light curve has catastrophic errors. <text:s/>It is always employed when using LED flash timing.</text:p>
        </text:list-item>
      </text:list>
      <text:list xml:id="list2895204864731101707" text:style-name="L124">
        <text:list-item>
          <text:p text:style-name="P136">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4652575976093079206" text:style-name="L125">
        <text:list-item>
          <text:p text:style-name="P137">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380412573144632398" text:style-name="L126">
        <text:list-item>
          <text:p text:style-name="P138">files generated by pyote now contain PYOTE in the filename.<text:line-break/></text:p>
        </text:list-item>
        <text:list-item>
          <text:p text:style-name="P138">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5551252784184309308" text:style-name="L127">
        <text:list-item>
          <text:p text:style-name="P139">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620783969976273838" text:style-name="L128">
        <text:list-item>
          <text:p text:style-name="P140">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8039552360031322227" text:style-name="L129">
        <text:list-item>
          <text:p text:style-name="P141">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6136044934306353400" text:style-name="L130">
        <text:list-item>
          <text:p text:style-name="P142">improved handling of D and R region selection so that one cannot enter an invalid configuration --- automatic corrections/changes are applied.<text:line-break/><text:soft-page-break/></text:p>
        </text:list-item>
        <text:list-item>
          <text:p text:style-name="P142">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42">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602052151865332660" text:style-name="L131">
        <text:list-item>
          <text:p text:style-name="P143">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3511957458218740475" text:style-name="L132">
        <text:list-item>
          <text:p text:style-name="P144">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44">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416415841829696940" text:style-name="L133">
        <text:list-item>
          <text:p text:style-name="P145">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2449792214319078996" text:style-name="L134">
        <text:list-item>
          <text:p text:style-name="P146"><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46">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46">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46">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5556596813729373936" text:style-name="L135">
        <text:list-item>
          <text:p text:style-name="P148">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06T06:58:08</dc:date>
    <meta:editing-cycles>173</meta:editing-cycles>
    <meta:editing-duration>P1DT1H48M21S</meta:editing-duration>
    <dc:creator>Robert Anderson</dc:creator>
    <meta:document-statistic meta:table-count="0" meta:image-count="3" meta:object-count="0" meta:page-count="25" meta:paragraph-count="362" meta:word-count="9657" meta:character-count="56281"/>
    <meta:template xlink:type="simple" xlink:actuate="onRequest" xlink:title="" xlink:href="Normal"/>
  </office:meta>
</office:document-meta>
</file>